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thsTag.getMonthOfY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thsTag.doEndTag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nths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nthsTag.getShor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thsTag.doAfterBod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nthsTag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thsTag.doStartTag( String namespace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